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ed1" officeooo:paragraph-rsid="001b7ed1"/>
    </style:style>
    <style:style style:name="P2" style:family="paragraph" style:parent-style-name="Standard">
      <style:text-properties officeooo:rsid="001b7ed1" officeooo:paragraph-rsid="001b7ed1"/>
    </style:style>
    <style:style style:name="P3" style:family="paragraph" style:parent-style-name="Standard">
      <style:text-properties officeooo:rsid="001bc19f" officeooo:paragraph-rsid="001bc19f"/>
    </style:style>
    <style:style style:name="P4" style:family="paragraph" style:parent-style-name="Standard">
      <style:text-properties officeooo:rsid="001ea693" officeooo:paragraph-rsid="001ea693"/>
    </style:style>
    <style:style style:name="P5" style:family="paragraph" style:parent-style-name="Standard">
      <style:text-properties style:text-underline-style="solid" style:text-underline-width="auto" style:text-underline-color="font-color" officeooo:rsid="001bc19f" officeooo:paragraph-rsid="001bc19f"/>
    </style:style>
    <style:style style:name="P6" style:family="paragraph" style:parent-style-name="Standard">
      <style:text-properties style:text-underline-style="solid" style:text-underline-width="auto" style:text-underline-color="font-color" officeooo:rsid="001ea693" officeooo:paragraph-rsid="001ea693"/>
    </style:style>
    <style:style style:name="P7" style:family="paragraph" style:parent-style-name="Standard">
      <style:text-properties style:text-underline-style="none" officeooo:rsid="001ea693" officeooo:paragraph-rsid="001ea693"/>
    </style:style>
    <style:style style:name="P8" style:family="paragraph" style:parent-style-name="Standard">
      <style:text-properties style:text-underline-style="none" officeooo:rsid="001eda88" officeooo:paragraph-rsid="001eda88"/>
    </style:style>
    <style:style style:name="P9" style:family="paragraph" style:parent-style-name="Standard">
      <style:paragraph-properties style:writing-mode="lr-tb"/>
      <style:text-properties style:text-underline-style="none" officeooo:paragraph-rsid="001ea69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cdb85"/>
    </style:style>
    <style:style style:name="T3" style:family="text">
      <style:text-properties officeooo:rsid="001ea693"/>
    </style:style>
    <style:style style:name="T4" style:family="text">
      <style:text-properties fo:font-variant="normal" fo:text-transform="none" fo:color="#2d3e50" loext:opacity="100%" style:text-line-through-style="none" style:text-line-through-type="none" fo:letter-spacing="0.021cm" style:text-blinking="false"/>
    </style:style>
    <style:style style:name="T5" style:family="text">
      <style:text-properties fo:font-variant="normal" fo:text-transform="none" fo:color="#2d3e50" loext:opacity="100%" style:text-line-through-style="none" style:text-line-through-type="none" fo:letter-spacing="0.021cm" officeooo:rsid="001ea693" style:text-blinking="false"/>
    </style:style>
    <style:style style:name="T6" style:family="text">
      <style:text-properties fo:font-variant="normal" fo:text-transform="none" fo:color="#2d3e50" loext:opacity="100%" style:text-line-through-style="none" style:text-line-through-type="none" style:font-name="Roboto" fo:font-size="10.8000001907349pt" fo:letter-spacing="0.021cm" fo:font-style="normal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Evening Folks,</text:p>
      <text:p text:style-name="P3">Completed My Project On <text:span text:style-name="T1">Airport Data Analysis </text:span>Using Tableau.</text:p>
      <text:p text:style-name="P5">Insights Of Project:-</text:p>
      <text:p text:style-name="P3">1-&gt;Using the given data finding the total number of flights.</text:p>
      <text:p text:style-name="P3">2-&gt;Number Of Flights Run Through Out The Day.</text:p>
      <text:p text:style-name="P3">3-&gt;Most Popular Day [When Max Number Of Flights Were Engaged].</text:p>
      <text:p text:style-name="P3">4-&gt;<text:span text:style-name="T2">Show The Routes Of Airlines And Distance Between The Places.</text:span></text:p>
      <text:p text:style-name="P4">5-&gt;Top 5 Most Used Routes.</text:p>
      <text:p text:style-name="P4">6-&gt;Top 5 Max Distances.</text:p>
      <text:p text:style-name="P6">Value Through Project:-</text:p>
      <text:p text:style-name="P9"><text:span text:style-name="T3">1-&gt;D</text:span><text:span text:style-name="T5">raw Insights And Make Informed Decision.</text:span></text:p>
      <text:p text:style-name="P7">2-&gt;Improve Customer Experience.</text:p>
      <text:p text:style-name="P7">3-&gt;More Revenue And Reduced Operational Cost.</text:p>
      <text:p text:style-name="P7">4-&gt;Boosts Productivity.</text:p>
      <text:p text:style-name="P8">5-&gt;Analysing Air Traffic.</text:p>
      <text:p text:style-name="P8">6-&gt;Control Information.</text:p>
      <text:p text:style-name="P8">ProjectLink:-https://public.tableau.com/app/profile/shwetabh.joshi/viz/Airport_Data_AnalysisDashboard/Dashboard1?publish=yes</text:p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9T21:20:22.810000000</meta:creation-date>
    <meta:editing-duration>PT23M50S</meta:editing-duration>
    <meta:editing-cycles>2</meta:editing-cycles>
    <meta:generator>LibreOffice/7.0.4.2$Windows_X86_64 LibreOffice_project/dcf040e67528d9187c66b2379df5ea4407429775</meta:generator>
    <dc:date>2022-02-19T22:25:09.265000000</dc:date>
    <meta:document-statistic meta:table-count="0" meta:image-count="0" meta:object-count="0" meta:page-count="1" meta:paragraph-count="17" meta:word-count="88" meta:character-count="717" meta:non-whitespace-character-count="646"/>
  </office:meta>
</office:document-meta>
</file>